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41.25pt"/>
    </style:style>
    <style:style style:name="co2" style:family="table-column">
      <style:table-column-properties fo:break-before="auto" style:column-width="87.45pt"/>
    </style:style>
    <style:style style:name="co3" style:family="table-column">
      <style:table-column-properties fo:break-before="auto" style:column-width="41.64pt"/>
    </style:style>
    <style:style style:name="co4" style:family="table-column">
      <style:table-column-properties fo:break-before="auto" style:column-width="89.01pt"/>
    </style:style>
    <style:style style:name="co5" style:family="table-column">
      <style:table-column-properties fo:break-before="auto" style:column-width="85.66pt"/>
    </style:style>
    <style:style style:name="co6" style:family="table-column">
      <style:table-column-properties fo:break-before="auto" style:column-width="10.01pt"/>
    </style:style>
    <style:style style:name="co7" style:family="table-column">
      <style:table-column-properties fo:break-before="auto" style:column-width="79.51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07.55pt"/>
    </style:style>
    <style:style style:name="co10" style:family="table-column">
      <style:table-column-properties fo:break-before="auto" style:column-width="82.6pt"/>
    </style:style>
    <style:style style:name="co11" style:family="table-column">
      <style:table-column-properties fo:break-before="auto" style:column-width="141.99pt"/>
    </style:style>
    <style:style style:name="co12" style:family="table-column">
      <style:table-column-properties fo:break-before="auto" style:column-width="98.79pt"/>
    </style:style>
    <style:style style:name="co13" style:family="table-column">
      <style:table-column-properties fo:break-before="auto" style:column-width="89.4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pt"/>
    </style:style>
    <style:style style:name="ce3" style:family="table-cell" style:parent-style-name="Default">
      <style:text-properties style:font-name="Liberation Sans" style:font-name-asian="WenQuanYi Micro Hei" style:font-name-complex="Lohit Devanagari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valiação do link Padrão" table:style-name="ta1">
        <table:shapes>
          <draw:frame draw:z-index="0" draw:style-name="gr1" draw:text-style-name="P1" svg:width="200.38pt" svg:height="122.71pt" svg:x="9.01pt" svg:y="228.9pt">
            <loext:p draw:notify-on-update-of-ranges="'Avaliação do link Padrão'.A9:'Avaliação do link Padrão'.A12 'Avaliação do link Padrão'.B8:'Avaliação do link Padrão'.B8 'Avaliação do link Padrão'.B9:'Avaliação do link Padrão'.B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26.09pt" svg:height="140.74pt" svg:x="0pt" svg:y="527.87pt">
            <loext:p draw:notify-on-update-of-ranges="'Avaliação do link Padrão'.A37:'Avaliação do link Padrão'.A40 'Avaliação do link Padrão'.B36:'Avaliação do link Padrão'.B36 'Avaliação do link Padrão'.B37:'Avaliação do link Padrão'.B4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38.28pt" svg:height="153.61pt" svg:x="2.35pt" svg:y="733.41pt">
            <loext:p draw:notify-on-update-of-ranges="'Avaliação do link Padrão'.A37:'Avaliação do link Padrão'.A40 'Avaliação do link Padrão'.C36:'Avaliação do link Padrão'.C36 'Avaliação do link Padrão'.C37:'Avaliação do link Padrão'.C4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36.3pt" svg:height="167.13pt" svg:x="5.39pt" svg:y="927.69pt">
            <loext:p draw:notify-on-update-of-ranges="'Avaliação do link Padrão'.A37:'Avaliação do link Padrão'.A40 'Avaliação do link Padrão'.D36:'Avaliação do link Padrão'.D36 'Avaliação do link Padrão'.D37:'Avaliação do link Padrão'.D4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P Servidor: 10.32.143.2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P Cliente: 10.32.143.153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 table:number-columns-spanned="5" table:number-rows-spanned="1">
            <text:p>TCP</text:p>
          </table:table-cell>
          <table:covered-table-cell table:number-columns-repeated="4"/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amanho Pacote TCP</text:p>
          </table:table-cell>
          <table:table-cell office:value-type="string" calcext:value-type="string">
            <text:p>Largura de Band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K</text:p>
          </table:table-cell>
          <table:table-cell office:value-type="float" office:value="39.5" calcext:value-type="float">
            <text:p>39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K</text:p>
          </table:table-cell>
          <table:table-cell office:value-type="float" office:value="85.3" calcext:value-type="float">
            <text:p>85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6K</text:p>
          </table:table-cell>
          <table:table-cell office:value-type="float" office:value="94.1" calcext:value-type="float">
            <text:p>94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2K</text:p>
          </table:table-cell>
          <table:table-cell office:value-type="float" office:value="94.1" calcext:value-type="float">
            <text:p>94.1</text:p>
          </table:table-cell>
          <table:table-cell table:number-columns-repeated="5"/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Quanto maior o tamanho dos pacotes, mai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banda é necessária para o envio.</text:p>
          </table:table-cell>
          <table:covered-table-cell table:number-columns-repeated="2"/>
          <table:table-cell table:number-columns-repeated="2"/>
        </table:table-row>
        <table:table-row table:style-name="ro1" table:number-rows-repeated="12">
          <table:table-cell table:number-columns-repeated="7"/>
        </table:table-row>
        <table:table-row table:style-name="ro1">
          <table:table-cell table:style-name="ce1" office:value-type="string" calcext:value-type="string" table:number-columns-spanned="5" table:number-rows-spanned="1">
            <text:p>UDP</text:p>
          </table:table-cell>
          <table:covered-table-cell table:number-columns-repeated="4"/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amanho Pacote UDP</text:p>
          </table:table-cell>
          <table:table-cell office:value-type="string" calcext:value-type="string">
            <text:p>Largura de Banda</text:p>
          </table:table-cell>
          <table:table-cell table:style-name="ce2" office:value-type="string" calcext:value-type="string">
            <text:p>Jitter</text:p>
          </table:table-cell>
          <table:table-cell office:value-type="string" calcext:value-type="string">
            <text:p>Perda de Paco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K</text:p>
          </table:table-cell>
          <table:table-cell office:value-type="float" office:value="0.05" calcext:value-type="float">
            <text:p>0.05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M</text:p>
          </table:table-cell>
          <table:table-cell office:value-type="float" office:value="5" calcext:value-type="float">
            <text:p>5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M</text:p>
          </table:table-cell>
          <table:table-cell office:value-type="float" office:value="10" calcext:value-type="float">
            <text:p>10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M</text:p>
          </table:table-cell>
          <table:table-cell office:value-type="float" office:value="50" calcext:value-type="float">
            <text:p>50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 table:number-columns-spanned="3" table:number-rows-spanned="1">
            <text:p>Quanto maior o tamanho dos pacotes,</text:p>
          </table:table-cell>
          <table:covered-table-cell table:number-columns-repeated="2"/>
          <table:table-cell/>
        </table:table-row>
        <table:table-row table:style-name="ro1">
          <table:table-cell table:number-columns-repeated="3"/>
          <table:table-cell office:value-type="string" calcext:value-type="string" table:number-columns-spanned="3" table:number-rows-spanned="1">
            <text:p>mais banda é necessária para o envio.</text:p>
          </table:table-cell>
          <table:covered-table-cell table:number-columns-repeated="2"/>
          <table:table-cell/>
        </table:table-row>
        <table:table-row table:style-name="ro1" table:number-rows-repeated="1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 table:number-columns-spanned="2" table:number-rows-spanned="1">
            <text:p>Quanto maior o tamanho dos pacotes,</text:p>
          </table:table-cell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 table:number-columns-spanned="4" table:number-rows-spanned="1">
            <text:p>menor foi o intervalo entre o </text:p>
          </table:table-cell>
          <table:covered-table-cell table:number-columns-repeated="3"/>
        </table:table-row>
        <table:table-row table:style-name="ro1">
          <table:table-cell table:number-columns-repeated="3"/>
          <table:table-cell office:value-type="string" calcext:value-type="string" table:number-columns-spanned="2" table:number-rows-spanned="1">
            <text:p>recebimento de cada pacote.</text:p>
          </table:table-cell>
          <table:covered-table-cell/>
          <table:table-cell table:number-columns-repeated="2"/>
        </table:table-row>
        <table:table-row table:style-name="ro1" table:number-rows-repeated="1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 table:number-columns-spanned="2" table:number-rows-spanned="1">
            <text:p>Não houve perda de pacotes.</text:p>
          </table:table-cell>
          <table:covered-table-cell/>
          <table:table-cell table:number-columns-repeated="2"/>
        </table:table-row>
        <table:table-row table:style-name="ro1" table:number-rows-repeated="13">
          <table:table-cell table:number-columns-repeated="7"/>
        </table:table-row>
        <table:table-row table:style-name="ro1" table:visibility="collapse" table:number-rows-repeated="28">
          <table:table-cell table:number-columns-repeated="7"/>
        </table:table-row>
        <table:table-row table:style-name="ro1" table:visibility="collapse">
          <table:table-cell table:number-columns-repeated="7"/>
        </table:table-row>
      </table:table>
      <table:table table:name="Avaliação do Link com Latência Variável" table:style-name="ta1">
        <table:shapes>
          <draw:frame draw:z-index="0" draw:style-name="gr1" draw:text-style-name="P1" svg:width="209pt" svg:height="154.37pt" svg:x="3.12pt" svg:y="280.89pt">
            <loext:p draw:notify-on-update-of-ranges="'Avaliação do Link com Latência Variável'.A17:'Avaliação do Link com Latência Variável'.A20 'Avaliação do Link com Latência Variável'.B16:'Avaliação do Link com Latência Variável'.B16 'Avaliação do Link com Latência Variável'.B17:'Avaliação do Link com Latência Variável'.B2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260.99pt" svg:height="141.53pt" svg:x="1.56pt" svg:y="688.28pt">
            <loext:p draw:notify-on-update-of-ranges="'Avaliação do Link com Latência Variável'.A48:'Avaliação do Link com Latência Variável'.A51 'Avaliação do Link com Latência Variável'.B47:'Avaliação do Link com Latência Variável'.B47 'Avaliação do Link com Latência Variável'.B48:'Avaliação do Link com Latência Variável'.B51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258.6pt" svg:height="168.63pt" svg:x="4.71pt" svg:y="858.42pt">
            <loext:p draw:notify-on-update-of-ranges="'Avaliação do Link com Latência Variável'.A48:'Avaliação do Link com Latência Variável'.A51 'Avaliação do Link com Latência Variável'.C47:'Avaliação do Link com Latência Variável'.C47 'Avaliação do Link com Latência Variável'.C48:'Avaliação do Link com Latência Variável'.C51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style-name="gr1" draw:text-style-name="P1" svg:width="270.14pt" svg:height="141.59pt" svg:x="1.62pt" svg:y="1060.13pt">
            <loext:p draw:notify-on-update-of-ranges="'Avaliação do Link com Latência Variável'.A48:'Avaliação do Link com Latência Variável'.A51 'Avaliação do Link com Latência Variável'.D47:'Avaliação do Link com Latência Variável'.D47 'Avaliação do Link com Latência Variável'.D48:'Avaliação do Link com Latência Variável'.D51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IP Servidor: 10.32.143.2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 Cliente: 10.32.143.153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atência Variável: tc qdisc add dev eth0 root netem delay 100m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CP Comando servidor: sudo iperf -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CP comando cliente: iperf -c ip _servidor -i 1 -w XK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UDP comando servidor: sudo iperf -s -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DP comando cliente: iperf -c ip_servidor -u -t 3 -b xyz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string" calcext:value-type="string" table:number-columns-spanned="6" table:number-rows-spanned="1">
            <text:p>TCP </text:p>
          </table:table-cell>
          <table:covered-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2">
          <table:table-cell office:value-type="string" calcext:value-type="string">
            <text:p>Tamanho Pacote TCP</text:p>
          </table:table-cell>
          <table:table-cell office:value-type="string" calcext:value-type="string">
            <text:p>Largura de Ban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K</text:p>
          </table:table-cell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K</text:p>
          </table:table-cell>
          <table:table-cell office:value-type="float" office:value="455" calcext:value-type="float">
            <text:p>4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K</text:p>
          </table:table-cell>
          <table:table-cell office:value-type="float" office:value="850" calcext:value-type="float">
            <text:p>8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K</text:p>
          </table:table-cell>
          <table:table-cell office:value-type="float" office:value="1440" calcext:value-type="float">
            <text:p>1440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 table:number-columns-spanned="3" table:number-rows-spanned="1">
            <text:p>Quanto maior o tamanho dos </text:p>
          </table:table-cell>
          <table:covered-table-cell table:number-columns-repeated="2"/>
        </table:table-row>
        <table:table-row table:style-name="ro1">
          <table:table-cell table:number-columns-repeated="3"/>
          <table:table-cell office:value-type="string" calcext:value-type="string" table:number-columns-spanned="3" table:number-rows-spanned="1">
            <text:p>pacotes, mais banda é necessá-</text:p>
          </table:table-cell>
          <table:covered-table-cell table:number-columns-repeated="2"/>
        </table:table-row>
        <table:table-row table:style-name="ro1">
          <table:table-cell table:number-columns-repeated="3"/>
          <table:table-cell office:value-type="string" calcext:value-type="string" table:number-columns-spanned="2" table:number-rows-spanned="1">
            <text:p>ria para o envio.</text:p>
          </table:table-cell>
          <table:covered-table-cell/>
          <table:table-cell/>
        </table:table-row>
        <table:table-row table:style-name="ro1" table:number-rows-repeated="17">
          <table:table-cell table:number-columns-repeated="6"/>
        </table:table-row>
        <table:table-row table:style-name="ro1">
          <table:table-cell table:style-name="ce1" office:value-type="string" calcext:value-type="string" table:number-columns-spanned="6" table:number-rows-spanned="1">
            <text:p>UDP </text:p>
          </table:table-cell>
          <table:covered-table-cell table:number-columns-repeated="5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Tamanho Pacote UDP</text:p>
          </table:table-cell>
          <table:table-cell office:value-type="string" calcext:value-type="string">
            <text:p>Largura de Banda</text:p>
          </table:table-cell>
          <table:table-cell table:style-name="ce2" office:value-type="string" calcext:value-type="string">
            <text:p>Jitter</text:p>
          </table:table-cell>
          <table:table-cell office:value-type="string" calcext:value-type="string">
            <text:p>Perda de Paco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K</text:p>
          </table:table-cell>
          <table:table-cell office:value-type="float" office:value="0.05" calcext:value-type="float">
            <text:p>0.05</text:p>
          </table:table-cell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M</text:p>
          </table:table-cell>
          <table:table-cell office:value-type="float" office:value="5" calcext:value-type="float">
            <text:p>5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M</text:p>
          </table:table-cell>
          <table:table-cell office:value-type="float" office:value="10" calcext:value-type="float">
            <text:p>10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M</text:p>
          </table:table-cell>
          <table:table-cell office:value-type="float" office:value="50" calcext:value-type="float">
            <text:p>50</text:p>
          </table:table-cell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 table:number-columns-spanned="3" table:number-rows-spanned="1">
            <text:p>Quanto maior o tamanho dos </text:p>
          </table:table-cell>
          <table:covered-table-cell table:number-columns-repeated="2"/>
        </table:table-row>
        <table:table-row table:style-name="ro1">
          <table:table-cell table:number-columns-repeated="3"/>
          <table:table-cell office:value-type="string" calcext:value-type="string" table:number-columns-spanned="3" table:number-rows-spanned="1">
            <text:p>pacotes, mais banda é necessá-</text:p>
          </table:table-cell>
          <table:covered-table-cell table:number-columns-repeated="2"/>
        </table:table-row>
        <table:table-row table:style-name="ro1">
          <table:table-cell table:number-columns-repeated="3"/>
          <table:table-cell table:style-name="ce3" office:value-type="string" calcext:value-type="string" table:number-columns-spanned="2" table:number-rows-spanned="1">
            <text:p>ria para o envio.</text:p>
          </table:table-cell>
          <table:covered-table-cell/>
          <table:table-cell/>
        </table:table-row>
        <table:table-row table:style-name="ro1" table:number-rows-repeated="10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 table:number-columns-spanned="2" table:number-rows-spanned="1">
            <text:p>Houve uma queda de atraso nos </text:p>
          </table:table-cell>
          <table:covered-table-cell/>
          <table:table-cell/>
        </table:table-row>
        <table:table-row table:style-name="ro1">
          <table:table-cell table:number-columns-repeated="3"/>
          <table:table-cell office:value-type="string" calcext:value-type="string" table:number-columns-spanned="2" table:number-rows-spanned="1">
            <text:p>pacotes quando foi fornecido o</text:p>
          </table:table-cell>
          <table:covered-table-cell/>
          <table:table-cell/>
        </table:table-row>
        <table:table-row table:style-name="ro1">
          <table:table-cell table:number-columns-repeated="3"/>
          <table:table-cell office:value-type="string" calcext:value-type="string" table:number-columns-spanned="2" table:number-rows-spanned="1">
            <text:p>tamanho de 5M. Para os outros </text:p>
          </table:table-cell>
          <table:covered-table-cell/>
          <table:table-cell/>
        </table:table-row>
        <table:table-row table:style-name="ro1">
          <table:table-cell table:number-columns-repeated="3"/>
          <table:table-cell office:value-type="string" calcext:value-type="string" table:number-columns-spanned="2" table:number-rows-spanned="1">
            <text:p>valores, a variação não foi signfi-</text:p>
          </table:table-cell>
          <table:covered-table-cell/>
          <table:table-cell/>
        </table:table-row>
        <table:table-row table:style-name="ro1">
          <table:table-cell table:number-columns-repeated="3"/>
          <table:table-cell office:value-type="string" calcext:value-type="string" table:number-columns-spanned="2" table:number-rows-spanned="1">
            <text:p>cativa</text:p>
          </table:table-cell>
          <table:covered-table-cell/>
          <table:table-cell/>
        </table:table-row>
        <table:table-row table:style-name="ro1" table:number-rows-repeated="1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Não houve perda de pacotes.</text:p>
          </table:table-cell>
          <table:table-cell table:number-columns-repeated="2"/>
        </table:table-row>
      </table:table>
      <table:table table:name="Avaliação do Link com Perda de Pacotes" table:style-name="ta1">
        <table:shapes>
          <draw:frame draw:z-index="0" draw:style-name="gr1" draw:text-style-name="P1" svg:width="223.91pt" svg:height="156.61pt" svg:x="10.18pt" svg:y="315.5pt">
            <loext:p draw:notify-on-update-of-ranges="'Avaliação do Link com Perda de Pacotes'.A17:'Avaliação do Link com Perda de Pacotes'.A20 'Avaliação do Link com Perda de Pacotes'.B16:'Avaliação do Link com Perda de Pacotes'.B16 'Avaliação do Link com Perda de Pacotes'.B17:'Avaliação do Link com Perda de Pacotes'.B20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222.21pt" svg:height="143.01pt" svg:x="0.79pt" svg:y="704.04pt">
            <loext:p draw:notify-on-update-of-ranges="'Avaliação do Link com Perda de Pacotes'.A49:'Avaliação do Link com Perda de Pacotes'.A52 'Avaliação do Link com Perda de Pacotes'.B48:'Avaliação do Link com Perda de Pacotes'.B48 'Avaliação do Link com Perda de Pacotes'.B49:'Avaliação do Link com Perda de Pacotes'.B52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220.65pt" svg:height="140.14pt" svg:x="0pt" svg:y="883.16pt">
            <loext:p draw:notify-on-update-of-ranges="'Avaliação do Link com Perda de Pacotes'.A49:'Avaliação do Link com Perda de Pacotes'.A52 'Avaliação do Link com Perda de Pacotes'.C48:'Avaliação do Link com Perda de Pacotes'.C48 'Avaliação do Link com Perda de Pacotes'.C49:'Avaliação do Link com Perda de Pacotes'.C52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style-name="gr1" draw:text-style-name="P1" svg:width="219.88pt" svg:height="134.11pt" svg:x="0pt" svg:y="1056.33pt">
            <loext:p draw:notify-on-update-of-ranges="'Avaliação do Link com Perda de Pacotes'.A49:'Avaliação do Link com Perda de Pacotes'.A52 'Avaliação do Link com Perda de Pacotes'.D48:'Avaliação do Link com Perda de Pacotes'.D48 'Avaliação do Link com Perda de Pacotes'.D49:'Avaliação do Link com Perda de Pacotes'.D52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IP Servidor: 10.32.143.2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 Cliente: 10.32.143.153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erda de Pacotes: tc qdisc change dev eth0 root netem loss 0.1%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CP Comando servidor: sudo iperf -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CP comando cliente: iperf -c ip _servidor -i 1 -w XK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UDP comando servidor: sudo iperf -s -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DP comando cliente: iperf -c ip_servidor -u -t 3 -b xyz</text:p>
          </table:table-cell>
          <table:table-cell table:number-columns-repeated="4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ce1" office:value-type="string" calcext:value-type="string" table:number-columns-spanned="5" table:number-rows-spanned="1">
            <text:p>TCP </text:p>
          </table:table-cell>
          <table:covered-table-cell table:number-columns-repeated="4" table:style-name="ce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amanho Pacote TCP</text:p>
          </table:table-cell>
          <table:table-cell office:value-type="string" calcext:value-type="string">
            <text:p>Largura de Ban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K</text:p>
          </table:table-cell>
          <table:table-cell office:value-type="float" office:value="38.9" calcext:value-type="float">
            <text:p>38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K</text:p>
          </table:table-cell>
          <table:table-cell office:value-type="float" office:value="84.5" calcext:value-type="float">
            <text:p>84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K</text:p>
          </table:table-cell>
          <table:table-cell office:value-type="float" office:value="92.2" calcext:value-type="float">
            <text:p>92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K</text:p>
          </table:table-cell>
          <table:table-cell office:value-type="float" office:value="91.9" calcext:value-type="float">
            <text:p>91.9</text:p>
          </table:table-cell>
          <table:table-cell table:number-columns-repeated="3"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Quanto maior o tamanho dos pacotes, mais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banda é necessária para o envio.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style-name="ce3" table:number-columns-spanned="2" table:number-rows-spanned="1"/>
          <table:covered-table-cell/>
          <table:table-cell/>
        </table:table-row>
        <table:table-row table:style-name="ro1" table:number-rows-repeated="14">
          <table:table-cell table:number-columns-repeated="5"/>
        </table:table-row>
        <table:table-row table:style-name="ro1">
          <table:table-cell table:style-name="ce1" office:value-type="string" calcext:value-type="string" table:number-columns-spanned="5" table:number-rows-spanned="1">
            <text:p>UDP</text:p>
          </table:table-cell>
          <table:covered-table-cell table:number-columns-repeated="4"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Tamanho Pacote UDP</text:p>
          </table:table-cell>
          <table:table-cell office:value-type="string" calcext:value-type="string">
            <text:p>Largura de Banda</text:p>
          </table:table-cell>
          <table:table-cell table:style-name="ce2" office:value-type="string" calcext:value-type="string">
            <text:p>Jitter</text:p>
          </table:table-cell>
          <table:table-cell office:value-type="string" calcext:value-type="string">
            <text:p>Perda de Pacotes</text:p>
          </table:table-cell>
          <table:table-cell/>
        </table:table-row>
        <table:table-row table:style-name="ro1">
          <table:table-cell office:value-type="string" calcext:value-type="string">
            <text:p>50K</text:p>
          </table:table-cell>
          <table:table-cell office:value-type="float" office:value="0.05" calcext:value-type="float">
            <text:p>0.05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M</text:p>
          </table:table-cell>
          <table:table-cell office:value-type="float" office:value="4.99" calcext:value-type="float">
            <text:p>4.99</text:p>
          </table:table-cell>
          <table:table-cell office:value-type="float" office:value="0.012" calcext:value-type="float">
            <text:p>0.0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0M</text:p>
          </table:table-cell>
          <table:table-cell office:value-type="float" office:value="9.98" calcext:value-type="float">
            <text:p>9.98</text:p>
          </table:table-cell>
          <table:table-cell office:value-type="float" office:value="0.011" calcext:value-type="float">
            <text:p>0.01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0M</text:p>
          </table:table-cell>
          <table:table-cell office:value-type="float" office:value="49.3" calcext:value-type="float">
            <text:p>49.3</text:p>
          </table:table-cell>
          <table:table-cell office:value-type="float" office:value="0.017" calcext:value-type="float">
            <text:p>0.017</text:p>
          </table:table-cell>
          <table:table-cell office:value-type="float" office:value="187" calcext:value-type="float">
            <text:p>187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 table:visibility="collapse" table:number-rows-repeated="7">
          <table:table-cell table:number-columns-repeated="5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Quanto maior o tamanho dos pacotes, mais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banda é necessária para o envio. Neste caso,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houve um pico de largura de banda quando foi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enviado um pacote de 50MB.</text:p>
          </table:table-cell>
          <table:covered-table-cell table:number-columns-repeated="2"/>
        </table:table-row>
        <table:table-row table:style-name="ro1" table:number-rows-repeated="10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Houve uma queda de atraso nos </text:p>
          </table:table-cell>
          <table:covered-table-cell/>
          <table:table-cell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pacotes quando foi fornecido o</text:p>
          </table:table-cell>
          <table:covered-table-cell/>
          <table:table-cell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tamanho de 5M. Para os outros </text:p>
          </table:table-cell>
          <table:covered-table-cell/>
          <table:table-cell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valores, a variação não foi signfi-</text:p>
          </table:table-cell>
          <table:covered-table-cell/>
          <table:table-cell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cativa</text:p>
          </table:table-cell>
          <table:covered-table-cell/>
          <table:table-cell/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O número de pacotes perdidos estava aumen-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tando lentamente até 10MB, mas houve um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aumento muito significativo em 50MB.</text:p>
          </table:table-cell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6">00/00/0000</text:date>, <text:time style:data-style-name="N2" text:time-value="17:20:15.1924785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18:11:17.205896992</meta:creation-date>
    <dc:date>2017-10-06T18:23:49.841673865</dc:date>
    <meta:editing-duration>PT10M34S</meta:editing-duration>
    <meta:editing-cycles>5</meta:editing-cycles>
    <meta:generator>LibreOffice/5.1.4.2$Linux_X86_64 LibreOffice_project/10m0$Build-2</meta:generator>
    <meta:document-statistic meta:table-count="3" meta:cell-count="146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07cm" svg:height="4.33cm" xlink:href=".." xlink:type="simple" chart:class="chart:line" chart:style-name="ch1">
        <chart:legend chart:legend-position="end" svg:x="4.112cm" svg:y="1.667cm" style:legend-expansion="high" chart:style-name="ch2"/>
        <chart:plot-area chart:style-name="ch3" table:cell-range-address="'Avaliação do link Padrão'.A8:'Avaliação do link Padrão'.B12" chart:data-source-has-labels="both" svg:x="0.141cm" svg:y="0.086cm" svg:width="3.83cm" svg:height="4.158cm">
          <chartooo:coordinate-region svg:x="0.762cm" svg:y="0.286cm" svg:width="2.717cm" svg:height="3.311cm"/>
          <chart:axis chart:dimension="x" chart:name="primary-x" chart:style-name="ch4" chartooo:axis-type="auto">
            <chartooo:date-scale/>
            <chart:categories table:cell-range-address="'Avaliação do link Padrão'.A9:'Avaliação do link Padrão'.A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Avaliação do link Padrão'.B9:'Avaliação do link Padrão'.B12" chart:label-cell-address="'Avaliação do link Padrão'.B8:'Avaliação do link Padrão'.B8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rgura de Banda</text:p>
                <draw:g>
                  <svg:desc>'Avaliação do link Padrão'.B8:'Avaliação do link Padrão'.B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K</text:p>
                <draw:g>
                  <svg:desc>'Avaliação do link Padrão'.A9:'Avaliação do link Padrão'.A12</svg:desc>
                </draw:g>
              </table:table-cell>
              <table:table-cell office:value-type="float" office:value="39.5">
                <text:p>39.5</text:p>
                <draw:g>
                  <svg:desc>'Avaliação do link Padrão'.B9:'Avaliação do link Padrão'.B12</svg:desc>
                </draw:g>
              </table:table-cell>
            </table:table-row>
            <table:table-row>
              <table:table-cell office:value-type="string">
                <text:p>8K</text:p>
              </table:table-cell>
              <table:table-cell office:value-type="float" office:value="85.3">
                <text:p>85.3</text:p>
              </table:table-cell>
            </table:table-row>
            <table:table-row>
              <table:table-cell office:value-type="string">
                <text:p>16K</text:p>
              </table:table-cell>
              <table:table-cell office:value-type="float" office:value="94.1">
                <text:p>94.1</text:p>
              </table:table-cell>
            </table:table-row>
            <table:table-row>
              <table:table-cell office:value-type="string">
                <text:p>32K</text:p>
              </table:table-cell>
              <table:table-cell office:value-type="float" office:value="94.1">
                <text:p>94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opacity draw:name="ChartTransparencyGradient_20_1" draw:display-name="ChartTransparencyGradient 1" draw:style="linear" draw:start="100%" draw:end="0%" draw:angle="0" draw:border="0%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84cm" svg:height="5.046cm" xlink:href=".." xlink:type="simple" chart:class="chart:line" chart:style-name="ch1">
        <chart:legend chart:legend-position="end" svg:x="4.882cm" svg:y="2.025cm" style:legend-expansion="high" chart:style-name="ch2"/>
        <chart:plot-area chart:style-name="ch3" table:cell-range-address="'Avaliação do Link com Perda de Pacotes'.A48:'Avaliação do Link com Perda de Pacotes'.B52" chart:data-source-has-labels="both" svg:x="0.156cm" svg:y="0.1cm" svg:width="4.57cm" svg:height="4.846cm">
          <chartooo:coordinate-region svg:x="0.777cm" svg:y="0.299cm" svg:width="3.617cm" svg:height="4cm"/>
          <chart:axis chart:dimension="x" chart:name="primary-x" chart:style-name="ch4" chartooo:axis-type="auto">
            <chartooo:date-scale/>
            <chart:categories table:cell-range-address="'Avaliação do Link com Perda de Pacotes'.A49:'Avaliação do Link com Perda de Pacotes'.A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Avaliação do Link com Perda de Pacotes'.B49:'Avaliação do Link com Perda de Pacotes'.B52" chart:label-cell-address="'Avaliação do Link com Perda de Pacotes'.B48:'Avaliação do Link com Perda de Pacotes'.B48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rgura de Banda</text:p>
                <draw:g>
                  <svg:desc>'Avaliação do Link com Perda de Pacotes'.B48:'Avaliação do Link com Perda de Pacotes'.B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0K</text:p>
                <draw:g>
                  <svg:desc>'Avaliação do Link com Perda de Pacotes'.A49:'Avaliação do Link com Perda de Pacotes'.A52</svg:desc>
                </draw:g>
              </table:table-cell>
              <table:table-cell office:value-type="float" office:value="0.05">
                <text:p>0.05</text:p>
                <draw:g>
                  <svg:desc>'Avaliação do Link com Perda de Pacotes'.B49:'Avaliação do Link com Perda de Pacotes'.B52</svg:desc>
                </draw:g>
              </table:table-cell>
            </table:table-row>
            <table:table-row>
              <table:table-cell office:value-type="string">
                <text:p>5M</text:p>
              </table:table-cell>
              <table:table-cell office:value-type="float" office:value="4.99">
                <text:p>4.99</text:p>
              </table:table-cell>
            </table:table-row>
            <table:table-row>
              <table:table-cell office:value-type="string">
                <text:p>10M</text:p>
              </table:table-cell>
              <table:table-cell office:value-type="float" office:value="9.98">
                <text:p>9.98</text:p>
              </table:table-cell>
            </table:table-row>
            <table:table-row>
              <table:table-cell office:value-type="string">
                <text:p>50M</text:p>
              </table:table-cell>
              <table:table-cell office:value-type="float" office:value="49.3">
                <text:p>49.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785cm" svg:height="4.945cm" xlink:href=".." xlink:type="simple" chart:class="chart:line" chart:style-name="ch1">
        <chart:legend chart:legend-position="end" svg:x="5.674cm" svg:y="2.173cm" style:legend-expansion="high" chart:style-name="ch2"/>
        <chart:plot-area chart:style-name="ch3" table:cell-range-address="'Avaliação do Link com Perda de Pacotes'.A49:'Avaliação do Link com Perda de Pacotes'.A52 'Avaliação do Link com Perda de Pacotes'.C48:'Avaliação do Link com Perda de Pacotes'.C52" chart:data-source-has-labels="both" svg:x="0.155cm" svg:y="0.098cm" svg:width="5.364cm" svg:height="4.749cm">
          <chartooo:coordinate-region svg:x="1.253cm" svg:y="0.297cm" svg:width="3.934cm" svg:height="3.903cm"/>
          <chart:axis chart:dimension="x" chart:name="primary-x" chart:style-name="ch4" chartooo:axis-type="auto">
            <chartooo:date-scale/>
            <chart:categories table:cell-range-address="'Avaliação do Link com Perda de Pacotes'.A49:'Avaliação do Link com Perda de Pacotes'.A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Avaliação do Link com Perda de Pacotes'.C49:'Avaliação do Link com Perda de Pacotes'.C52" chart:label-cell-address="'Avaliação do Link com Perda de Pacotes'.C48:'Avaliação do Link com Perda de Pacotes'.C48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itter</text:p>
                <draw:g>
                  <svg:desc>'Avaliação do Link com Perda de Pacotes'.C48:'Avaliação do Link com Perda de Pacotes'.C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0K</text:p>
                <draw:g>
                  <svg:desc>'Avaliação do Link com Perda de Pacotes'.A49:'Avaliação do Link com Perda de Pacotes'.A52</svg:desc>
                </draw:g>
              </table:table-cell>
              <table:table-cell office:value-type="float" office:value="0.013">
                <text:p>0.013</text:p>
                <draw:g>
                  <svg:desc>'Avaliação do Link com Perda de Pacotes'.C49:'Avaliação do Link com Perda de Pacotes'.C52</svg:desc>
                </draw:g>
              </table:table-cell>
            </table:table-row>
            <table:table-row>
              <table:table-cell office:value-type="string">
                <text:p>5M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10M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50M</text:p>
              </table:table-cell>
              <table:table-cell office:value-type="float" office:value="0.017">
                <text:p>0.01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758cm" svg:height="4.732cm" xlink:href=".." xlink:type="simple" chart:class="chart:line" chart:style-name="ch1">
        <chart:legend chart:legend-position="end" svg:x="5.038cm" svg:y="1.868cm" style:legend-expansion="high" chart:style-name="ch2"/>
        <chart:plot-area chart:style-name="ch3" table:cell-range-address="'Avaliação do Link com Perda de Pacotes'.A49:'Avaliação do Link com Perda de Pacotes'.A52 'Avaliação do Link com Perda de Pacotes'.D48:'Avaliação do Link com Perda de Pacotes'.D52" chart:data-source-has-labels="both" svg:x="0.155cm" svg:y="0.094cm" svg:width="4.728cm" svg:height="4.544cm">
          <chartooo:coordinate-region svg:x="0.776cm" svg:y="0.293cm" svg:width="3.589cm" svg:height="3.698cm"/>
          <chart:axis chart:dimension="x" chart:name="primary-x" chart:style-name="ch4" chartooo:axis-type="auto">
            <chartooo:date-scale/>
            <chart:categories table:cell-range-address="'Avaliação do Link com Perda de Pacotes'.A49:'Avaliação do Link com Perda de Pacotes'.A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Avaliação do Link com Perda de Pacotes'.D49:'Avaliação do Link com Perda de Pacotes'.D52" chart:label-cell-address="'Avaliação do Link com Perda de Pacotes'.D48:'Avaliação do Link com Perda de Pacotes'.D48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da de Pacotes</text:p>
                <draw:g>
                  <svg:desc>'Avaliação do Link com Perda de Pacotes'.D48:'Avaliação do Link com Perda de Pacotes'.D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0K</text:p>
                <draw:g>
                  <svg:desc>'Avaliação do Link com Perda de Pacotes'.A49:'Avaliação do Link com Perda de Pacotes'.A52</svg:desc>
                </draw:g>
              </table:table-cell>
              <table:table-cell office:value-type="float" office:value="0">
                <text:p>0</text:p>
                <draw:g>
                  <svg:desc>'Avaliação do Link com Perda de Pacotes'.D49:'Avaliação do Link com Perda de Pacotes'.D52</svg:desc>
                </draw:g>
              </table:table-cell>
            </table:table-row>
            <table:table-row>
              <table:table-cell office:value-type="string">
                <text:p>5M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M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M</text:p>
              </table:table-cell>
              <table:table-cell office:value-type="float" office:value="187">
                <text:p>18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977cm" svg:height="4.966cm" xlink:href=".." xlink:type="simple" chart:class="chart:line" chart:style-name="ch1">
        <chart:legend chart:legend-position="end" svg:x="5.019cm" svg:y="1.985cm" style:legend-expansion="high" chart:style-name="ch2"/>
        <chart:plot-area chart:style-name="ch3" table:cell-range-address="'Avaliação do link Padrão'.A36:'Avaliação do link Padrão'.B40" chart:data-source-has-labels="both" svg:x="0.159cm" svg:y="0.099cm" svg:width="4.701cm" svg:height="4.768cm">
          <chartooo:coordinate-region svg:x="0.78cm" svg:y="0.298cm" svg:width="3.748cm" svg:height="3.922cm"/>
          <chart:axis chart:dimension="x" chart:name="primary-x" chart:style-name="ch4" chartooo:axis-type="auto">
            <chartooo:date-scale/>
            <chart:categories table:cell-range-address="'Avaliação do link Padrão'.A37:'Avaliação do link Padrão'.A4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Avaliação do link Padrão'.B37:'Avaliação do link Padrão'.B40" chart:label-cell-address="'Avaliação do link Padrão'.B36:'Avaliação do link Padrão'.B36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rgura de Banda</text:p>
                <draw:g>
                  <svg:desc>'Avaliação do link Padrão'.B36:'Avaliação do link Padrão'.B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0K</text:p>
                <draw:g>
                  <svg:desc>'Avaliação do link Padrão'.A37:'Avaliação do link Padrão'.A40</svg:desc>
                </draw:g>
              </table:table-cell>
              <table:table-cell office:value-type="float" office:value="0.05">
                <text:p>0.05</text:p>
                <draw:g>
                  <svg:desc>'Avaliação do link Padrão'.B37:'Avaliação do link Padrão'.B40</svg:desc>
                </draw:g>
              </table:table-cell>
            </table:table-row>
            <table:table-row>
              <table:table-cell office:value-type="string">
                <text:p>5M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M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M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407cm" svg:height="5.42cm" xlink:href=".." xlink:type="simple" chart:class="chart:line" chart:style-name="ch1">
        <chart:legend chart:legend-position="end" svg:x="6.296cm" svg:y="2.411cm" style:legend-expansion="high" chart:style-name="ch2"/>
        <chart:plot-area chart:style-name="ch3" table:cell-range-address="'Avaliação do link Padrão'.A37:'Avaliação do link Padrão'.A40 'Avaliação do link Padrão'.C36:'Avaliação do link Padrão'.C40" chart:data-source-has-labels="both" svg:x="0.168cm" svg:y="0.108cm" svg:width="5.96cm" svg:height="5.204cm">
          <chartooo:coordinate-region svg:x="1.266cm" svg:y="0.307cm" svg:width="4.53cm" svg:height="4.358cm"/>
          <chart:axis chart:dimension="x" chart:name="primary-x" chart:style-name="ch4" chartooo:axis-type="auto">
            <chartooo:date-scale/>
            <chart:categories table:cell-range-address="'Avaliação do link Padrão'.A37:'Avaliação do link Padrão'.A4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Avaliação do link Padrão'.C37:'Avaliação do link Padrão'.C40" chart:label-cell-address="'Avaliação do link Padrão'.C36:'Avaliação do link Padrão'.C36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itter</text:p>
                <draw:g>
                  <svg:desc>'Avaliação do link Padrão'.C36:'Avaliação do link Padrão'.C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0K</text:p>
                <draw:g>
                  <svg:desc>'Avaliação do link Padrão'.A37:'Avaliação do link Padrão'.A40</svg:desc>
                </draw:g>
              </table:table-cell>
              <table:table-cell office:value-type="float" office:value="0.014">
                <text:p>0.014</text:p>
                <draw:g>
                  <svg:desc>'Avaliação do link Padrão'.C37:'Avaliação do link Padrão'.C40</svg:desc>
                </draw:g>
              </table:table-cell>
            </table:table-row>
            <table:table-row>
              <table:table-cell office:value-type="string">
                <text:p>5M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10M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50M</text:p>
              </table:table-cell>
              <table:table-cell office:value-type="float" office:value="0.007">
                <text:p>0.00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337cm" svg:height="5.897cm" xlink:href=".." xlink:type="simple" chart:class="chart:line" chart:style-name="ch1">
        <chart:legend chart:legend-position="end" svg:x="5.617cm" svg:y="2.45cm" style:legend-expansion="high" chart:style-name="ch2"/>
        <chart:plot-area chart:style-name="ch3" table:cell-range-address="'Avaliação do link Padrão'.A37:'Avaliação do link Padrão'.A40 'Avaliação do link Padrão'.D36:'Avaliação do link Padrão'.D40" chart:data-source-has-labels="both" svg:x="0.166cm" svg:y="0.117cm" svg:width="5.285cm" svg:height="5.663cm">
          <chartooo:coordinate-region svg:x="0.893cm" svg:y="0.316cm" svg:width="4.226cm" svg:height="4.817cm"/>
          <chart:axis chart:dimension="x" chart:name="primary-x" chart:style-name="ch4" chartooo:axis-type="auto">
            <chartooo:date-scale/>
            <chart:categories table:cell-range-address="'Avaliação do link Padrão'.A37:'Avaliação do link Padrão'.A4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Avaliação do link Padrão'.D37:'Avaliação do link Padrão'.D40" chart:label-cell-address="'Avaliação do link Padrão'.D36:'Avaliação do link Padrão'.D36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da de Pacotes</text:p>
                <draw:g>
                  <svg:desc>'Avaliação do link Padrão'.D36:'Avaliação do link Padrão'.D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0K</text:p>
                <draw:g>
                  <svg:desc>'Avaliação do link Padrão'.A37:'Avaliação do link Padrão'.A40</svg:desc>
                </draw:g>
              </table:table-cell>
              <table:table-cell office:value-type="float" office:value="0">
                <text:p>0</text:p>
                <draw:g>
                  <svg:desc>'Avaliação do link Padrão'.D37:'Avaliação do link Padrão'.D40</svg:desc>
                </draw:g>
              </table:table-cell>
            </table:table-row>
            <table:table-row>
              <table:table-cell office:value-type="string">
                <text:p>5M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M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M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374cm" svg:height="5.447cm" xlink:href=".." xlink:type="simple" chart:class="chart:line" chart:style-name="ch1">
        <chart:legend chart:legend-position="end" svg:x="4.416cm" svg:y="2.225cm" style:legend-expansion="high" chart:style-name="ch2"/>
        <chart:plot-area chart:style-name="ch3" table:cell-range-address="'Avaliação do Link com Latência Variável'.A16:'Avaliação do Link com Latência Variável'.B20" chart:data-source-has-labels="both" svg:x="0.147cm" svg:y="0.108cm" svg:width="4.122cm" svg:height="5.231cm">
          <chartooo:coordinate-region svg:x="0.954cm" svg:y="0.307cm" svg:width="2.824cm" svg:height="4.385cm"/>
          <chart:axis chart:dimension="x" chart:name="primary-x" chart:style-name="ch4" chartooo:axis-type="auto">
            <chartooo:date-scale/>
            <chart:categories table:cell-range-address="'Avaliação do Link com Latência Variável'.A17:'Avaliação do Link com Latência Variável'.A2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Avaliação do Link com Latência Variável'.B17:'Avaliação do Link com Latência Variável'.B20" chart:label-cell-address="'Avaliação do Link com Latência Variável'.B16:'Avaliação do Link com Latência Variável'.B16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rgura de Banda</text:p>
                <draw:g>
                  <svg:desc>'Avaliação do Link com Latência Variável'.B16:'Avaliação do Link com Latência Variável'.B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K</text:p>
                <draw:g>
                  <svg:desc>'Avaliação do Link com Latência Variável'.A17:'Avaliação do Link com Latência Variável'.A20</svg:desc>
                </draw:g>
              </table:table-cell>
              <table:table-cell office:value-type="float" office:value="228">
                <text:p>228</text:p>
                <draw:g>
                  <svg:desc>'Avaliação do Link com Latência Variável'.B17:'Avaliação do Link com Latência Variável'.B20</svg:desc>
                </draw:g>
              </table:table-cell>
            </table:table-row>
            <table:table-row>
              <table:table-cell office:value-type="string">
                <text:p>8K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6K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32K</text:p>
              </table:table-cell>
              <table:table-cell office:value-type="float" office:value="1440">
                <text:p>144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208cm" svg:height="4.994cm" xlink:href=".." xlink:type="simple" chart:class="chart:line" chart:style-name="ch1">
        <chart:legend chart:legend-position="end" svg:x="5.165cm" svg:y="2.198cm" style:legend-expansion="high" chart:style-name="ch2"/>
        <chart:plot-area chart:style-name="ch3" table:cell-range-address="'Avaliação do Link com Latência Variável'.A47:'Avaliação do Link com Latência Variável'.B51" chart:data-source-has-labels="both" svg:x="0.184cm" svg:y="0.099cm" svg:width="4.797cm" svg:height="4.796cm">
          <chartooo:coordinate-region svg:x="0.805cm" svg:y="0.298cm" svg:width="3.844cm" svg:height="3.95cm"/>
          <chart:axis chart:dimension="x" chart:name="primary-x" chart:style-name="ch4" chartooo:axis-type="auto">
            <chartooo:date-scale/>
            <chart:categories table:cell-range-address="'Avaliação do Link com Latência Variável'.A48:'Avaliação do Link com Latência Variável'.A5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Avaliação do Link com Latência Variável'.B48:'Avaliação do Link com Latência Variável'.B51" chart:label-cell-address="'Avaliação do Link com Latência Variável'.B47:'Avaliação do Link com Latência Variável'.B47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rgura de Banda</text:p>
                <draw:g>
                  <svg:desc>'Avaliação do Link com Latência Variável'.B47:'Avaliação do Link com Latência Variável'.B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0K</text:p>
                <draw:g>
                  <svg:desc>'Avaliação do Link com Latência Variável'.A48:'Avaliação do Link com Latência Variável'.A51</svg:desc>
                </draw:g>
              </table:table-cell>
              <table:table-cell office:value-type="float" office:value="0.05">
                <text:p>0.05</text:p>
                <draw:g>
                  <svg:desc>'Avaliação do Link com Latência Variável'.B48:'Avaliação do Link com Latência Variável'.B51</svg:desc>
                </draw:g>
              </table:table-cell>
            </table:table-row>
            <table:table-row>
              <table:table-cell office:value-type="string">
                <text:p>5M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M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M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124cm" svg:height="5.95cm" xlink:href=".." xlink:type="simple" chart:class="chart:line" chart:style-name="ch1">
        <chart:legend chart:legend-position="end" svg:x="7.013cm" svg:y="2.676cm" style:legend-expansion="high" chart:style-name="ch2"/>
        <chart:plot-area chart:style-name="ch3" table:cell-range-address="'Avaliação do Link com Latência Variável'.A48:'Avaliação do Link com Latência Variável'.A51 'Avaliação do Link com Latência Variável'.C47:'Avaliação do Link com Latência Variável'.C51" chart:data-source-has-labels="both" svg:x="0.182cm" svg:y="0.119cm" svg:width="6.649cm" svg:height="5.712cm">
          <chartooo:coordinate-region svg:x="1.465cm" svg:y="0.318cm" svg:width="5.034cm" svg:height="4.866cm"/>
          <chart:axis chart:dimension="x" chart:name="primary-x" chart:style-name="ch4" chartooo:axis-type="auto">
            <chartooo:date-scale/>
            <chart:categories table:cell-range-address="'Avaliação do Link com Latência Variável'.A48:'Avaliação do Link com Latência Variável'.A5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Avaliação do Link com Latência Variável'.C48:'Avaliação do Link com Latência Variável'.C51" chart:label-cell-address="'Avaliação do Link com Latência Variável'.C47:'Avaliação do Link com Latência Variável'.C47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itter</text:p>
                <draw:g>
                  <svg:desc>'Avaliação do Link com Latência Variável'.C47:'Avaliação do Link com Latência Variável'.C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0K</text:p>
                <draw:g>
                  <svg:desc>'Avaliação do Link com Latência Variável'.A48:'Avaliação do Link com Latência Variável'.A51</svg:desc>
                </draw:g>
              </table:table-cell>
              <table:table-cell office:value-type="float" office:value="0.016">
                <text:p>0.016</text:p>
                <draw:g>
                  <svg:desc>'Avaliação do Link com Latência Variável'.C48:'Avaliação do Link com Latência Variável'.C51</svg:desc>
                </draw:g>
              </table:table-cell>
            </table:table-row>
            <table:table-row>
              <table:table-cell office:value-type="string">
                <text:p>5M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10M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50M</text:p>
              </table:table-cell>
              <table:table-cell office:value-type="float" office:value="0.016">
                <text:p>0.01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531cm" svg:height="4.996cm" xlink:href=".." xlink:type="simple" chart:class="chart:line" chart:style-name="ch1">
        <chart:legend chart:legend-position="end" svg:x="5.435cm" svg:y="2.199cm" style:legend-expansion="high" chart:style-name="ch2"/>
        <chart:plot-area chart:style-name="ch3" table:cell-range-address="'Avaliação do Link com Latência Variável'.A48:'Avaliação do Link com Latência Variável'.A51 'Avaliação do Link com Latência Variável'.D47:'Avaliação do Link com Latência Variável'.D51" chart:data-source-has-labels="both" svg:x="0.19cm" svg:y="0.099cm" svg:width="5.055cm" svg:height="4.798cm">
          <chartooo:coordinate-region svg:x="0.917cm" svg:y="0.298cm" svg:width="3.996cm" svg:height="3.952cm"/>
          <chart:axis chart:dimension="x" chart:name="primary-x" chart:style-name="ch4" chartooo:axis-type="auto">
            <chartooo:date-scale/>
            <chart:categories table:cell-range-address="'Avaliação do Link com Latência Variável'.A48:'Avaliação do Link com Latência Variável'.A5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Avaliação do Link com Latência Variável'.D48:'Avaliação do Link com Latência Variável'.D51" chart:label-cell-address="'Avaliação do Link com Latência Variável'.D47:'Avaliação do Link com Latência Variável'.D47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da de Pacotes</text:p>
                <draw:g>
                  <svg:desc>'Avaliação do Link com Latência Variável'.D47:'Avaliação do Link com Latência Variável'.D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0K</text:p>
                <draw:g>
                  <svg:desc>'Avaliação do Link com Latência Variável'.A48:'Avaliação do Link com Latência Variável'.A51</svg:desc>
                </draw:g>
              </table:table-cell>
              <table:table-cell office:value-type="float" office:value="0">
                <text:p>0</text:p>
                <draw:g>
                  <svg:desc>'Avaliação do Link com Latência Variável'.D48:'Avaliação do Link com Latência Variável'.D51</svg:desc>
                </draw:g>
              </table:table-cell>
            </table:table-row>
            <table:table-row>
              <table:table-cell office:value-type="string">
                <text:p>5M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M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M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9cm" svg:height="5.526cm" xlink:href=".." xlink:type="simple" chart:class="chart:line" chart:style-name="ch1">
        <chart:legend chart:legend-position="end" svg:x="4.942cm" svg:y="2.265cm" style:legend-expansion="high" chart:style-name="ch2"/>
        <chart:plot-area chart:style-name="ch3" table:cell-range-address="'Avaliação do Link com Perda de Pacotes'.A16:'Avaliação do Link com Perda de Pacotes'.B20" chart:data-source-has-labels="both" svg:x="0.158cm" svg:y="0.11cm" svg:width="4.626cm" svg:height="5.306cm">
          <chartooo:coordinate-region svg:x="0.779cm" svg:y="0.309cm" svg:width="3.513cm" svg:height="4.46cm"/>
          <chart:axis chart:dimension="x" chart:name="primary-x" chart:style-name="ch4" chartooo:axis-type="auto">
            <chartooo:date-scale/>
            <chart:categories table:cell-range-address="'Avaliação do Link com Perda de Pacotes'.A17:'Avaliação do Link com Perda de Pacotes'.A2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Avaliação do Link com Perda de Pacotes'.B17:'Avaliação do Link com Perda de Pacotes'.B20" chart:label-cell-address="'Avaliação do Link com Perda de Pacotes'.B16:'Avaliação do Link com Perda de Pacotes'.B16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rgura de Banda</text:p>
                <draw:g>
                  <svg:desc>'Avaliação do Link com Perda de Pacotes'.B16:'Avaliação do Link com Perda de Pacotes'.B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K</text:p>
                <draw:g>
                  <svg:desc>'Avaliação do Link com Perda de Pacotes'.A17:'Avaliação do Link com Perda de Pacotes'.A20</svg:desc>
                </draw:g>
              </table:table-cell>
              <table:table-cell office:value-type="float" office:value="38.9">
                <text:p>38.9</text:p>
                <draw:g>
                  <svg:desc>'Avaliação do Link com Perda de Pacotes'.B17:'Avaliação do Link com Perda de Pacotes'.B20</svg:desc>
                </draw:g>
              </table:table-cell>
            </table:table-row>
            <table:table-row>
              <table:table-cell office:value-type="string">
                <text:p>8K</text:p>
              </table:table-cell>
              <table:table-cell office:value-type="float" office:value="84.5">
                <text:p>84.5</text:p>
              </table:table-cell>
            </table:table-row>
            <table:table-row>
              <table:table-cell office:value-type="string">
                <text:p>16K</text:p>
              </table:table-cell>
              <table:table-cell office:value-type="float" office:value="92.2">
                <text:p>92.2</text:p>
              </table:table-cell>
            </table:table-row>
            <table:table-row>
              <table:table-cell office:value-type="string">
                <text:p>32K</text:p>
              </table:table-cell>
              <table:table-cell office:value-type="float" office:value="91.9">
                <text:p>91.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